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outset #000000"/>
      <style:text-properties style:use-window-font-color="true" style:text-outline="false" style:text-line-through-style="none" style:text-line-through-type="none" style:font-name="Cantarell" fo:font-size="8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outset #000000"/>
      <style:text-properties style:use-window-font-color="true" style:text-outline="false" style:text-line-through-style="none" style:text-line-through-type="none" style:font-name="Cantarell" fo:font-size="8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ntarel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ce1"/>
          <table:table-cell office:value-type="string" calcext:value-type="string">
            <text:p>Identity Service</text:p>
          </table:table-cell>
          <table:table-cell table:style-name="ce2" office:value-type="string" calcext:value-type="string">
            <text:p>Everyon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sers</text:p>
          </table:table-cell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s/{id} 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users/{id} 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users/{id} </text:p>
          </table:table-cell>
          <table:table-cell/>
          <table:table-cell table:style-name="ce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login</text:p>
          </table:table-cell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uth/validate</text:p>
          </table:table-cell>
          <table:table-cell table:style-name="ce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table:number-columns-repeated="5"/>
        </table:table-row>
        <table:table-row table:style-name="ro1">
          <table:table-cell table:style-name="ce1"/>
          <table:table-cell office:value-type="string" calcext:value-type="string">
            <text:p>Inventory Service</text:p>
          </table:table-cell>
          <table:table-cell table:style-name="ce2" office:value-type="string" calcext:value-type="string">
            <text:p>Everyon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tems</text:p>
          </table:table-cell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items</text:p>
          </table:table-cell>
          <table:table-cell/>
          <table:table-cell table:style-name="ce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tems/{id} </text:p>
          </table:table-cell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items/{id} </text:p>
          </table:table-cell>
          <table:table-cell/>
          <table:table-cell table:style-name="ce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items/{id} </text:p>
          </table:table-cell>
          <table:table-cell/>
          <table:table-cell table:style-name="ce1"/>
          <table:table-cell office:value-type="string" calcext:value-type="string">
            <text:p>X</text:p>
          </table:table-cell>
        </table:table-row>
        <table:table-row table:style-name="ro1">
          <table:table-cell table:style-name="ce3" table:number-columns-repeated="5"/>
        </table:table-row>
        <table:table-row table:style-name="ro1">
          <table:table-cell table:style-name="ce1"/>
          <table:table-cell office:value-type="string" calcext:value-type="string">
            <text:p>Order Service</text:p>
          </table:table-cell>
          <table:table-cell table:style-name="ce2" office:value-type="string" calcext:value-type="string">
            <text:p>Everyon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orders</text:p>
          </table:table-cell>
          <table:table-cell/>
          <table:table-cell table:style-name="ce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order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orders/{id} </text:p>
          </table:table-cell>
          <table:table-cell/>
          <table:table-cell table:style-name="ce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orders/{id} </text:p>
          </table:table-cell>
          <table:table-cell/>
          <table:table-cell table:style-name="ce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orders/{id} </text:p>
          </table:table-cell>
          <table:table-cell/>
          <table:table-cell table:style-name="ce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orders/user/{user_id}</text:p>
          </table:table-cell>
          <table:table-cell table:style-name="ce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4:15:53.542436504</meta:creation-date>
    <dc:date>2025-03-11T14:22:25.939179344</dc:date>
    <meta:editing-duration>PT6M33S</meta:editing-duration>
    <meta:editing-cycles>1</meta:editing-cycles>
    <meta:document-statistic meta:table-count="1" meta:cell-count="82" meta:object-count="0"/>
    <meta:generator>LibreOffice/25.2.1.2$Linux_X86_64 LibreOffice_project/520$Build-2</meta:generator>
    <meta:user-defined meta:name=""/>
  </office:meta>
</office:document-meta>
</file>